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1.1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read Num</text:p>
          </table:table-cell>
          <table:table-cell office:value-type="string" calcext:value-type="string">
            <text:p>Linear Implementation*</text:p>
          </table:table-cell>
          <table:table-cell office:value-type="string" calcext:value-type="string">
            <text:p>MPI*</text:p>
          </table:table-cell>
          <table:table-cell office:value-type="string" calcext:value-type="string">
            <text:p>Pthreads*</text:p>
          </table:table-cell>
          <table:table-cell office:value-type="string" calcext:value-type="string">
            <text:p>Cuda (1 block)</text:p>
          </table:table-cell>
          <table:table-cell office:value-type="string" calcext:value-type="string">
            <text:p>CUDA (2 blocks)</text:p>
          </table:table-cell>
          <table:table-cell office:value-type="string" calcext:value-type="string">
            <text:p>CUDA (4 blocks)</text:p>
          </table:table-cell>
          <table:table-cell office:value-type="string" calcext:value-type="string">
            <text:p>CUDA (8 block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8829" calcext:value-type="float">
            <text:p>2.48829</text:p>
          </table:table-cell>
          <table:table-cell office:value-type="float" office:value="2.48058" calcext:value-type="float">
            <text:p>2.48058</text:p>
          </table:table-cell>
          <table:table-cell office:value-type="float" office:value="2.56887" calcext:value-type="float">
            <text:p>2.56887</text:p>
          </table:table-cell>
          <table:table-cell office:value-type="float" office:value="6.97722" calcext:value-type="float">
            <text:p>6.9772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2866" calcext:value-type="float">
            <text:p>1.2866</text:p>
          </table:table-cell>
          <table:table-cell office:value-type="float" office:value="1.32765" calcext:value-type="float">
            <text:p>1.32765</text:p>
          </table:table-cell>
          <table:table-cell office:value-type="float" office:value="3.61733" calcext:value-type="float">
            <text:p>3.61733</text:p>
          </table:table-cell>
          <table:table-cell office:value-type="float" office:value="3.48965" calcext:value-type="float">
            <text:p>3.4896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887549" calcext:value-type="float">
            <text:p>0.887549</text:p>
          </table:table-cell>
          <table:table-cell office:value-type="float" office:value="0.886716" calcext:value-type="float">
            <text:p>0.886716</text:p>
          </table:table-cell>
          <table:table-cell office:value-type="float" office:value="1.90885" calcext:value-type="float">
            <text:p>1.9088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669921" calcext:value-type="float">
            <text:p>0.669921</text:p>
          </table:table-cell>
          <table:table-cell office:value-type="float" office:value="0.792072" calcext:value-type="float">
            <text:p>0.792072</text:p>
          </table:table-cell>
          <table:table-cell office:value-type="float" office:value="1.57273" calcext:value-type="float">
            <text:p>1.57273</text:p>
          </table:table-cell>
          <table:table-cell office:value-type="float" office:value="1.8363" calcext:value-type="float">
            <text:p>1.8363</text:p>
          </table:table-cell>
          <table:table-cell office:value-type="float" office:value="1.75446" calcext:value-type="float">
            <text:p>1.7544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632343" calcext:value-type="float">
            <text:p>0.632343</text:p>
          </table:table-cell>
          <table:table-cell office:value-type="float" office:value="0.707099" calcext:value-type="float">
            <text:p>0.707099</text:p>
          </table:table-cell>
          <table:table-cell office:value-type="float" office:value="1.58016" calcext:value-type="float">
            <text:p>1.5801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600543" calcext:value-type="float">
            <text:p>0.600543</text:p>
          </table:table-cell>
          <table:table-cell office:value-type="float" office:value="0.64986" calcext:value-type="float">
            <text:p>0.64986</text:p>
          </table:table-cell>
          <table:table-cell office:value-type="float" office:value="1.32835" calcext:value-type="float">
            <text:p>1.32835</text:p>
          </table:table-cell>
          <table:table-cell office:value-type="float" office:value="1.26104" calcext:value-type="float">
            <text:p>1.2610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562903" calcext:value-type="float">
            <text:p>0.562903</text:p>
          </table:table-cell>
          <table:table-cell office:value-type="float" office:value="0.606931" calcext:value-type="float">
            <text:p>0.606931</text:p>
          </table:table-cell>
          <table:table-cell office:value-type="float" office:value="1.1355" calcext:value-type="float">
            <text:p>1.135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551143" calcext:value-type="float">
            <text:p>0.551143</text:p>
          </table:table-cell>
          <table:table-cell office:value-type="float" office:value="0.587207" calcext:value-type="float">
            <text:p>0.587207</text:p>
          </table:table-cell>
          <table:table-cell office:value-type="float" office:value="1.01708" calcext:value-type="float">
            <text:p>1.01708</text:p>
          </table:table-cell>
          <table:table-cell office:value-type="float" office:value="0.979043" calcext:value-type="float">
            <text:p>0.979043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893831" calcext:value-type="float">
            <text:p>0.8938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582136" calcext:value-type="float">
            <text:p>0.582136</text:p>
          </table:table-cell>
          <table:table-cell office:value-type="float" office:value="0.834294" calcext:value-type="float">
            <text:p>0.834294</text:p>
          </table:table-cell>
          <table:table-cell office:value-type="float" office:value="0.80609" calcext:value-type="float">
            <text:p>0.8060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575142" calcext:value-type="float">
            <text:p>0.575142</text:p>
          </table:table-cell>
          <table:table-cell office:value-type="float" office:value="0.726024" calcext:value-type="float">
            <text:p>0.726024</text:p>
          </table:table-cell>
          <table:table-cell office:value-type="float" office:value="0.687501" calcext:value-type="float">
            <text:p>0.687501</text:p>
          </table:table-cell>
          <table:table-cell office:value-type="float" office:value="0.638911" calcext:value-type="float">
            <text:p>0.63891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572205" calcext:value-type="float">
            <text:p>0.572205</text:p>
          </table:table-cell>
          <table:table-cell office:value-type="float" office:value="0.634959" calcext:value-type="float">
            <text:p>0.634959</text:p>
          </table:table-cell>
          <table:table-cell office:value-type="float" office:value="0.594504" calcext:value-type="float">
            <text:p>0.59450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564635" calcext:value-type="float">
            <text:p>0.564635</text:p>
          </table:table-cell>
          <table:table-cell office:value-type="float" office:value="0.569288" calcext:value-type="float">
            <text:p>0.569288</text:p>
          </table:table-cell>
          <table:table-cell office:value-type="float" office:value="0.53886" calcext:value-type="float">
            <text:p>0.53886</text:p>
          </table:table-cell>
          <table:table-cell office:value-type="float" office:value="0.497739" calcext:value-type="float">
            <text:p>0.497739</text:p>
          </table:table-cell>
          <table:table-cell office:value-type="float" office:value="0.470484" calcext:value-type="float">
            <text:p>0.4704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556015" calcext:value-type="float">
            <text:p>0.556015</text:p>
          </table:table-cell>
          <table:table-cell office:value-type="float" office:value="0.491495" calcext:value-type="float">
            <text:p>0.491495</text:p>
          </table:table-cell>
          <table:table-cell office:value-type="float" office:value="0.446354" calcext:value-type="float">
            <text:p>0.446354</text:p>
          </table:table-cell>
          <table:table-cell office:value-type="float" office:value="0.424184" calcext:value-type="float">
            <text:p>0.42418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.551441" calcext:value-type="float">
            <text:p>0.551441</text:p>
          </table:table-cell>
          <table:table-cell office:value-type="float" office:value="0.438333" calcext:value-type="float">
            <text:p>0.438333</text:p>
          </table:table-cell>
          <table:table-cell office:value-type="float" office:value="0.391383" calcext:value-type="float">
            <text:p>0.391383</text:p>
          </table:table-cell>
          <table:table-cell office:value-type="float" office:value="0.372041" calcext:value-type="float">
            <text:p>0.372041</text:p>
          </table:table-cell>
          <table:table-cell office:value-type="float" office:value="0.356515" calcext:value-type="float">
            <text:p>0.3565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.550463" calcext:value-type="float">
            <text:p>0.550463</text:p>
          </table:table-cell>
          <table:table-cell office:value-type="float" office:value="0.42589" calcext:value-type="float">
            <text:p>0.42589</text:p>
          </table:table-cell>
          <table:table-cell office:value-type="float" office:value="0.354445" calcext:value-type="float">
            <text:p>0.354445</text:p>
          </table:table-cell>
          <table:table-cell office:value-type="float" office:value="0.333499" calcext:value-type="float">
            <text:p>0.33349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.551448" calcext:value-type="float">
            <text:p>0.551448</text:p>
          </table:table-cell>
          <table:table-cell office:value-type="float" office:value="0.355881" calcext:value-type="float">
            <text:p>0.355881</text:p>
          </table:table-cell>
          <table:table-cell office:value-type="float" office:value="0.311404" calcext:value-type="float">
            <text:p>0.311404</text:p>
          </table:table-cell>
          <table:table-cell office:value-type="float" office:value="0.293246" calcext:value-type="float">
            <text:p>0.293246</text:p>
          </table:table-cell>
          <table:table-cell office:value-type="float" office:value="0.282414" calcext:value-type="float">
            <text:p>0.2824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.553087" calcext:value-type="float">
            <text:p>0.553087</text:p>
          </table:table-cell>
          <table:table-cell office:value-type="float" office:value="0.355539" calcext:value-type="float">
            <text:p>0.355539</text:p>
          </table:table-cell>
          <table:table-cell office:value-type="float" office:value="0.29968" calcext:value-type="float">
            <text:p>0.29968</text:p>
          </table:table-cell>
          <table:table-cell office:value-type="float" office:value="0.275125" calcext:value-type="float">
            <text:p>0.275125</text:p>
          </table:table-cell>
          <table:table-cell office:value-type="float" office:value="0.266536" calcext:value-type="float">
            <text:p>0.2665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0.556857" calcext:value-type="float">
            <text:p>0.556857</text:p>
          </table:table-cell>
          <table:table-cell office:value-type="float" office:value="0.32934" calcext:value-type="float">
            <text:p>0.32934</text:p>
          </table:table-cell>
          <table:table-cell office:value-type="float" office:value="0.281171" calcext:value-type="float">
            <text:p>0.281171</text:p>
          </table:table-cell>
          <table:table-cell office:value-type="float" office:value="0.257648" calcext:value-type="float">
            <text:p>0.257648</text:p>
          </table:table-cell>
          <table:table-cell office:value-type="float" office:value="0.254308" calcext:value-type="float">
            <text:p>0.2543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.560787" calcext:value-type="float">
            <text:p>0.560787</text:p>
          </table:table-cell>
          <table:table-cell office:value-type="float" office:value="0.310643" calcext:value-type="float">
            <text:p>0.310643</text:p>
          </table:table-cell>
          <table:table-cell office:value-type="float" office:value="0.285489" calcext:value-type="float">
            <text:p>0.285489</text:p>
          </table:table-cell>
          <table:table-cell office:value-type="float" office:value="0.248078" calcext:value-type="float">
            <text:p>0.248078</text:p>
          </table:table-cell>
          <table:table-cell office:value-type="float" office:value="0.241209" calcext:value-type="float">
            <text:p>0.2412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0.545982" calcext:value-type="float">
            <text:p>0.545982</text:p>
          </table:table-cell>
          <table:table-cell office:value-type="float" office:value="0.219716" calcext:value-type="float">
            <text:p>0.219716</text:p>
          </table:table-cell>
          <table:table-cell office:value-type="float" office:value="0.207923" calcext:value-type="float">
            <text:p>0.207923</text:p>
          </table:table-cell>
          <table:table-cell office:value-type="float" office:value="0.182693" calcext:value-type="float">
            <text:p>0.182693</text:p>
          </table:table-cell>
          <table:table-cell office:value-type="float" office:value="0.173158" calcext:value-type="float">
            <text:p>0.1731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22:34:56.363438615</meta:creation-date>
    <dc:date>2023-05-01T08:24:27.266789218</dc:date>
    <meta:editing-duration>PT1H14M24S</meta:editing-duration>
    <meta:editing-cycles>7</meta:editing-cycles>
    <meta:generator>LibreOffice/7.3.7.2$Linux_X86_64 LibreOffice_project/30$Build-2</meta:generator>
    <meta:document-statistic meta:table-count="1" meta:cell-count="113" meta:object-count="0"/>
  </office:meta>
</office:document-meta>
</file>